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" svg:font-family="Oxyge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82093" style:font-size-asian="10pt" style:font-size-complex="10pt"/>
    </style:style>
    <style:style style:name="P2" style:family="paragraph" style:parent-style-name="Preformatted_20_Text">
      <style:text-properties style:font-name="URW Palladio L" fo:font-size="12pt" officeooo:rsid="0018a065" officeooo:paragraph-rsid="0018a065" style:font-size-asian="12pt" style:font-size-complex="12pt"/>
    </style:style>
    <style:style style:name="P3" style:family="paragraph" style:parent-style-name="Preformatted_20_Text">
      <style:text-properties style:font-name="URW Palladio L" fo:font-size="12pt" officeooo:rsid="00198046" officeooo:paragraph-rsid="00198046" style:font-size-asian="12pt" style:font-size-complex="12pt"/>
    </style:style>
    <style:style style:name="P4" style:family="paragraph" style:parent-style-name="Preformatted_20_Text">
      <style:text-properties style:font-name="URW Palladio L" fo:font-size="12pt" officeooo:rsid="001d6b5c" officeooo:paragraph-rsid="00284387" style:font-size-asian="12pt" style:font-size-complex="12pt"/>
    </style:style>
    <style:style style:name="P5" style:family="paragraph" style:parent-style-name="Preformatted_20_Text">
      <style:text-properties style:font-name="URW Palladio L" fo:font-size="14pt" officeooo:rsid="002def78" officeooo:paragraph-rsid="002e1b9f" style:font-size-asian="14pt" style:font-size-complex="14pt"/>
    </style:style>
    <style:style style:name="P6" style:family="paragraph" style:parent-style-name="Preformatted_20_Text">
      <style:text-properties style:font-name="URW Palladio L" fo:font-size="14pt" fo:font-weight="bold" officeooo:rsid="0018a065" officeooo:paragraph-rsid="0018a065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URW Palladio L" fo:font-size="12pt" officeooo:rsid="00198046" officeooo:paragraph-rsid="00198046" style:font-size-asian="12pt" style:font-size-complex="12pt"/>
    </style:style>
    <style:style style:name="P8" style:family="paragraph" style:parent-style-name="Preformatted_20_Text">
      <style:text-properties style:font-name="URW Palladio L" fo:font-size="12pt" officeooo:rsid="003217aa" officeooo:paragraph-rsid="003217aa" style:font-size-asian="12pt" style:font-size-complex="12pt"/>
    </style:style>
    <style:style style:name="P9" style:family="paragraph" style:parent-style-name="Preformatted_20_Text">
      <style:text-properties style:font-name="URW Palladio L" fo:font-size="12pt" officeooo:rsid="003217aa" officeooo:paragraph-rsid="0043dd5d" style:font-size-asian="12pt" style:font-size-complex="12pt"/>
    </style:style>
    <style:style style:name="P10" style:family="paragraph" style:parent-style-name="Preformatted_20_Text">
      <style:text-properties style:font-name="URW Palladio L" fo:font-size="12pt" officeooo:rsid="001d6b5c" officeooo:paragraph-rsid="004493df" style:font-size-asian="12pt" style:font-size-complex="12pt"/>
    </style:style>
    <style:style style:name="P11" style:family="paragraph" style:parent-style-name="Preformatted_20_Text">
      <style:text-properties style:font-name="URW Palladio L" fo:font-size="12pt" officeooo:rsid="00475daf" officeooo:paragraph-rsid="00475daf" style:font-size-asian="12pt" style:font-size-complex="12pt"/>
    </style:style>
    <style:style style:name="P12" style:family="paragraph" style:parent-style-name="Preformatted_20_Text">
      <style:text-properties style:font-name="URW Palladio L" fo:font-size="12pt" officeooo:paragraph-rsid="00475daf"/>
    </style:style>
    <style:style style:name="T1" style:family="text">
      <style:text-properties officeooo:rsid="001b5a78"/>
    </style:style>
    <style:style style:name="T2" style:family="text">
      <style:text-properties officeooo:rsid="001bc6c7"/>
    </style:style>
    <style:style style:name="T3" style:family="text">
      <style:text-properties officeooo:rsid="002a15db"/>
    </style:style>
    <style:style style:name="T4" style:family="text">
      <style:text-properties fo:font-size="12pt" officeooo:rsid="001d6b5c" style:font-size-asian="12pt" style:font-size-complex="12pt"/>
    </style:style>
    <style:style style:name="T5" style:family="text">
      <style:text-properties fo:font-size="12pt" officeooo:rsid="0021254c" style:font-size-asian="12pt" style:font-size-complex="12pt"/>
    </style:style>
    <style:style style:name="T6" style:family="text">
      <style:text-properties fo:font-size="12pt" officeooo:rsid="00225628" style:font-size-asian="12pt" style:font-size-complex="12pt"/>
    </style:style>
    <style:style style:name="T7" style:family="text">
      <style:text-properties fo:font-size="12pt" officeooo:rsid="0026d1c0" style:font-size-asian="12pt" style:font-size-complex="12pt"/>
    </style:style>
    <style:style style:name="T8" style:family="text">
      <style:text-properties fo:font-size="12pt" officeooo:rsid="0024123a" style:font-size-asian="12pt" style:font-size-complex="12pt"/>
    </style:style>
    <style:style style:name="T9" style:family="text">
      <style:text-properties fo:font-size="12pt" officeooo:rsid="001f0d03" style:font-size-asian="12pt" style:font-size-complex="12pt"/>
    </style:style>
    <style:style style:name="T10" style:family="text">
      <style:text-properties fo:font-size="12pt" officeooo:rsid="003217aa" style:font-size-asian="12pt" style:font-size-complex="12pt"/>
    </style:style>
    <style:style style:name="T11" style:family="text">
      <style:text-properties officeooo:rsid="0035f8c9"/>
    </style:style>
    <style:style style:name="T12" style:family="text">
      <style:text-properties officeooo:rsid="00398629"/>
    </style:style>
    <style:style style:name="T13" style:family="text">
      <style:text-properties officeooo:rsid="0043dd5d"/>
    </style:style>
    <style:style style:name="T14" style:family="text">
      <style:text-properties officeooo:rsid="0049ebe0"/>
    </style:style>
    <style:style style:name="T15" style:family="text">
      <style:text-properties fo:font-variant="normal" fo:text-transform="none" fo:color="#404040" style:font-name="Oxygen" fo:font-size="19.3999996185303pt" fo:letter-spacing="normal" fo:font-style="normal" fo:font-weight="normal"/>
    </style:style>
    <style:style style:name="T16" style:family="text">
      <style:text-properties fo:font-variant="normal" fo:text-transform="none" fo:color="#404040" style:font-name="Oxygen" fo:font-size="19.3999996185303pt" fo:letter-spacing="normal" fo:font-style="normal" fo:font-weight="normal" officeooo:rsid="004b2142"/>
    </style:style>
    <style:style style:name="T17" style:family="text">
      <style:text-properties fo:font-variant="normal" fo:text-transform="none" fo:color="#404040" style:font-name="Oxygen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404040" style:font-name="Oxygen" fo:letter-spacing="normal" fo:font-style="normal" fo:font-weight="normal" officeooo:rsid="004b2142" style:font-size-asian="12pt" style:font-size-complex="12pt"/>
    </style:style>
    <style:style style:name="T19" style:family="text">
      <style:text-properties fo:font-variant="normal" fo:text-transform="none" fo:color="#404040" style:font-name="URW Palladio L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404040" style:font-name="URW Palladio L" fo:letter-spacing="normal" fo:font-style="normal" fo:font-weight="normal" officeooo:rsid="004b2142" style:font-size-asian="12pt" style:font-size-complex="12pt"/>
    </style:style>
    <style:style style:name="T21" style:family="text">
      <style:text-properties fo:font-variant="normal" fo:text-transform="none" fo:color="#404040" style:font-name="URW Palladio L" fo:letter-spacing="normal" fo:font-style="normal" fo:font-weight="normal" officeooo:rsid="004e0876" style:font-size-asian="12pt" style:font-size-complex="12pt"/>
    </style:style>
    <style:style style:name="T22" style:family="text">
      <style:text-properties officeooo:rsid="00475daf" style:font-size-asian="12pt" style:font-size-complex="12pt"/>
    </style:style>
    <style:style style:name="T23" style:family="text">
      <style:text-properties officeooo:rsid="0049ebe0" style:font-size-asian="12pt" style:font-size-complex="12pt"/>
    </style:style>
    <style:style style:name="T24" style:family="text">
      <style:text-properties officeooo:rsid="004b2142" style:font-size-asian="12pt" style:font-size-complex="12pt"/>
    </style:style>
    <style:style style:name="T25" style:family="text">
      <style:text-properties officeooo:rsid="004c20b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  <text:p text:style-name="P1"/>
      <text:p text:style-name="P6">Project Stategy</text:p>
      <text:p text:style-name="P2"/>
      <text:p text:style-name="P3">The Road Safty Athourity (RSA) provide National Car Test (NCT) datasets ranging from 2013 to 2016. <text:s/>Datasets include <text:s/>pass/fail rates by Center and Make and Model data. <text:s/>Using these datasets, which come in PDF and CSV file formates, information <text:span text:style-name="T2">for example;</text:span> <text:span text:style-name="T1">Vehicle make, mode, </text:span><text:s/><text:span text:style-name="T1">year of birth, pass and fail perentacge, braking, wheels and tyre condition, engine, noise and exhaust </text:span>could be used to achive the project’s proposed perpouse. <text:s/></text:p>
      <text:p text:style-name="P3"/>
      <text:p text:style-name="P9"><text:span text:style-name="T12">Common a</text:span>lgorthym <text:span text:style-name="T12">useage as suggested by Data Science Central throughout the scope of the project may include regression, regularization, instance based, dimesionality reduction, decision tree. <text:s/>As the project expands futher research into data sinece algorthmys, technology and capability is paramonte in understanding what can trhroughly be achived with the approprate dataset that this project will generate. <text:s/>Upon completion of research the following outline maybe achived more aficcently.</text:span></text:p>
      <text:p text:style-name="P9"/>
      <text:p text:style-name="P9"><text:span text:style-name="T13">Implematiotion Outline: </text:span></text:p>
      <text:p text:style-name="P8"/>
      <text:p text:style-name="P5"><text:span text:style-name="T4">Using python liberise data gathered in PDF formate can be converted into CSV file formate, </text:span><text:span text:style-name="T5">t</text:span><text:span text:style-name="T4">he resulting file examed for missing information only if appicable to the needs of the project, toghter with headings that fa</text:span><text:span text:style-name="T10">l</text:span><text:span text:style-name="T4">l beyond the project scope. <text:s/>This allows for only reqiured data </text:span><text:span text:style-name="T6">which</text:span><text:span text:style-name="T4"> is </text:span><text:span text:style-name="T6">also </text:span><text:span text:style-name="T4">complete used in the anylitic process, </text:span><text:span text:style-name="T7">to be </text:span><text:span text:style-name="T4">stored in </text:span><text:span text:style-name="T8">a MYSQL</text:span><text:span text:style-name="T4"> database </text:span><text:span text:style-name="T9">through the use of purposely built API’s (Application Programming Interface) that connect to the project’s central area of storeage (server)</text:span><text:span text:style-name="T4">. <text:s text:c="2"/></text:span></text:p>
      <text:p text:style-name="P4"/>
      <text:p text:style-name="P10"><text:span text:style-name="T3">A fetch API retrives data in form of a JSON object (Javascript Object Notation) which is decerilized pryier to being processed through a cluster of consumer grade computers. Across a small network of distributed devices (cluster) the retrived data could be anyilised with appropreate algorthims to produce results in accordance to the scope of the project.</text:span> <text:span text:style-name="T11">Such resulting data maybe displayed through the use of verious charts to determine patterns which maybe useful for prodiction. <text:s/>Indeed futher anaylisis of these results may help determine a range of underlining information. <text:s/></text:span></text:p>
      <text:p text:style-name="P10"/>
      <text:p text:style-name="P12"><text:span text:style-name="T22">One intreseting facter would be to compare the resulting data to other studies that fall </text:span><text:span text:style-name="T25">under</text:span><text:span text:style-name="T22"> the scope of the project. <text:s/>A contrast anaylisis may re-enforce the project’s finds or dispute currentiy exsisting findings </text:span><text:span text:style-name="T23">if indeed the comparing projetcs scopes are simuler</text:span><text:span text:style-name="T22">. <text:s/></text:span><text:span text:style-name="T24">One propossed contrast is Idiro Analytics - </text:span><text:span text:style-name="T19">Analysis of </text:span><text:span text:style-name="T20">2016 </text:span><text:span text:style-name="T19">NCT test results, </text:span><text:span text:style-name="T21">a simular project with data gathered from the RSA for vehicles that passed or fail on first attemp in 2016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" svg:font-family="Oxyge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8:45.879218270</meta:creation-date>
    <meta:generator>LibreOffice/5.1.6.2$Linux_X86_64 LibreOffice_project/10m0$Build-2</meta:generator>
    <dc:date>2017-10-07T12:32:13.902265241</dc:date>
    <meta:editing-duration>PT1H41M55S</meta:editing-duration>
    <meta:editing-cycles>47</meta:editing-cycles>
    <meta:document-statistic meta:table-count="0" meta:image-count="0" meta:object-count="0" meta:page-count="1" meta:paragraph-count="10" meta:word-count="395" meta:character-count="2592" meta:non-whitespace-character-count="2188"/>
  </office:meta>
</office:document-meta>
</file>